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628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26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7" office:value-type="float" office:value="1071.89781201831" calcext:value-type="float">
            <text:p>1071.90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7" office:value-type="float" office:value="282.362332682446" calcext:value-type="float">
            <text:p>282.3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7" office:value-type="float" office:value="159.099811970309" calcext:value-type="float">
            <text:p>159.10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7" office:value-type="float" office:value="204.858550444388" calcext:value-type="float">
            <text:p>204.8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7" office:value-type="float" office:value="157.161301551172" calcext:value-type="float">
            <text:p>157.16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7" office:value-type="float" office:value="89.1841807601184" calcext:value-type="float">
            <text:p>89.1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7" office:value-type="float" office:value="74.3428055280075" calcext:value-type="float">
            <text:p>74.3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7" office:value-type="float" office:value="138.566742303684" calcext:value-type="float">
            <text:p>138.57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1:41:22.22171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0-25T21:41:39.556250340</dc:date>
    <dc:creator>Karl Davis</dc:creator>
    <meta:editing-duration>P1DT18M40S</meta:editing-duration>
    <meta:editing-cycles>35</meta:editing-cycles>
    <meta:generator>LibreOffice/4.2.8.2$Linux_X86_64 LibreOffice_project/420m0$Build-2</meta:generator>
    <meta:document-statistic meta:table-count="3" meta:cell-count="3060" meta:object-count="0"/>
  </office:meta>
</office:document-meta>
</file>